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05cm" fo:margin-left="0.007cm" fo:margin-right="0.787cm" table:align="margins"/>
    </style:style>
    <style:style style:name="Table17.A" style:family="table-column">
      <style:table-column-properties style:column-width="6.745cm" style:rel-column-width="3824*"/>
    </style:style>
    <style:style style:name="Table17.B" style:family="table-column">
      <style:table-column-properties style:column-width="4.745cm" style:rel-column-width="2690*"/>
    </style:style>
    <style:style style:name="Table17.C" style:family="table-column">
      <style:table-column-properties style:column-width="4.711cm" style:rel-column-width="2671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3" style:family="paragraph" style:parent-style-name="Text_20_body_20_indent_20_2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Text_20_body_20_indent">
      <style:text-properties style:language-asian="zh" style:country-asian="TW"/>
    </style:style>
    <style:style style:name="P6" style:family="paragraph" style:parent-style-name="Heading_20_4">
      <style:text-properties style:language-asian="zh" style:country-asian="TW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9" style:family="paragraph" style:parent-style-name="Text_20_body_20_indent_20_2">
      <style:text-properties style:language-asian="zh" style:country-asian="TW"/>
    </style:style>
    <style:style style:name="T1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2" style:family="text">
      <style:text-properties style:language-asian="zh" style:country-asian="TW"/>
    </style:style>
    <style:style style:name="T3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aption</text:h>
      <text:p text:style-name="Text_20_body"><draw:frame draw:style-name="fr1" draw:name="graphics1" text:anchor-type="paragraph" svg:width="9.495cm" svg:height="1.263cm" draw:z-index="0"><draw:image xlink:href="../images/caption.jpg" xlink:type="simple" xlink:show="embed" xlink:actuate="onLoad" draw:filter-name="&lt;All formats&gt;"/></draw:frame>A Caption.</text:p>
      <text:h text:style-name="Heading_20_3" text:outline-level="3"><text:span text:style-name="T2"/></text:h>
      <text:p text:style-name="P5"><draw:frame draw:style-name="fr2" draw:name="graphics2" text:anchor-type="paragraph" svg:y="0.044cm" svg:width="12.607cm" svg:height="5.583cm" draw:z-index="1"><draw:image xlink:href="../images/caption-class.jp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">CSS Definition</text:p>
          </table:table-cell>
          <table:table-cell table:style-name="Table17.A1" office:value-type="string">
            <text:p text:style-name="P1">Description</text:p>
          </table:table-cell>
          <table:table-cell table:style-name="Table17.C1" office:value-type="string">
            <text:p text:style-name="P1">Default Values</text:p>
          </table:table-cell>
        </table:table-row>
        <table:table-row>
          <table:table-cell table:style-name="Table17.A2" office:value-type="string">
            <text:p text:style-name="P7"><text:span text:style-name="Source_20_Text">legend</text:span></text:p>
          </table:table-cell>
          <table:table-cell table:style-name="Table17.A2" office:value-type="string">
            <text:p text:style-name="P7">Text of caption with groupbox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7"><text:span text:style-name="Source_20_Text">td.caption</text:span></text:p>
          </table:table-cell>
          <table:table-cell table:style-name="Table17.A2" office:value-type="string">
            <text:p text:style-name="P7">Text of caption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7"><text:span text:style-name="Source_20_Text">.caption</text:span></text:p>
          </table:table-cell>
          <table:table-cell table:style-name="Table17.A2" office:value-type="string">
            <text:p text:style-name="P7">Caption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7"><text:span text:style-name="Source_20_Text">.caption input, </text:span></text:p>
          </table:table-cell>
          <table:table-cell table:style-name="Table17.A2" office:value-type="string">
            <text:p text:style-name="P7">Text of input in caption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7"><text:span text:style-name="Source_20_Text">.caption td</text:span></text:p>
          </table:table-cell>
          <table:table-cell table:style-name="Table17.A2" office:value-type="string">
            <text:p text:style-name="P7">Text of td in caption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7"><text:span text:style-name="Source_20_Text">.caption button</text:span></text:p>
          </table:table-cell>
          <table:table-cell table:style-name="Table17.A2" office:value-type="string">
            <text:p text:style-name="P7">Text of button in caption</text:p>
          </table:table-cell>
          <table:table-cell table:style-name="Table17.C2" office:value-type="string">
            <text:p text:style-name="Standard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8"><text:span text:style-name="Source_20_Text">.caption a</text:span></text:p>
          </table:table-cell>
          <table:table-cell table:style-name="Table17.A2" office:value-type="string">
            <text:p text:style-name="P7">Text of a in caption</text:p>
          </table:table-cell>
          <table:table-cell table:style-name="Table17.C2" office:value-type="string">
            <text:p text:style-name="P4"><text:span text:style-name="Source_20_Text"><text:span text:style-name="T4">font-size: xx-small;</text:span></text:span></text:p>
          </table:table-cell>
        </table:table-row>
        <table:table-row>
          <table:table-cell table:style-name="Table17.A2" office:value-type="string">
            <text:p text:style-name="P8"><text:span text:style-name="Source_20_Text">.caption a:visited</text:span></text:p>
          </table:table-cell>
          <table:table-cell table:style-name="Table17.A2" office:value-type="string">
            <text:p text:style-name="P7">Visited text style of a in caption</text:p>
          </table:table-cell>
          <table:table-cell table:style-name="Table17.C2" office:value-type="string">
            <text:p text:style-name="P4"><text:span text:style-name="Source_20_Text"><text:span text:style-name="T4">font-size: xx-small;</text:span></text:span></text:p>
          </table:table-cell>
        </table:table-row>
      </table:table>
      <text:p text:style-name="Standard"/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1T14:51:35</dc:date>
    <dc:language>en-US</dc:language>
    <meta:editing-cycles>24</meta:editing-cycles>
    <meta:editing-duration>PT4H36M21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29" meta:word-count="90" meta:character-count="485"/>
  </office:meta>
</office:document-meta>
</file>